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E129]" office:value-type="float" office:value="170" calcext:value-type="float">
            <text:p>170</text:p>
          </table:table-cell>
          <table:table-cell table:formula="of:=[.D142]-40"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.00.0000</text:date>, <text:time style:data-style-name="N2" text:time-value="22:26:40.931699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4-13T22:26:48.379461298</dc:date>
    <meta:editing-duration>P1DT2H30M15S</meta:editing-duration>
    <meta:editing-cycles>354</meta:editing-cycles>
    <meta:document-statistic meta:table-count="1" meta:cell-count="302" meta:object-count="0"/>
  </office:meta>
</office:document-meta>
</file>